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12.246cm" fo:min-width="17.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color="#808080" draw:fill-color="#eeeeee" draw:textarea-horizontal-align="justify" draw:textarea-vertical-align="middle" draw:auto-grow-height="false" fo:min-height="12.23cm" fo:min-width="5.815cm"/>
    </style:style>
    <style:style style:name="gr4" style:family="graphic" style:parent-style-name="standard">
      <style:graphic-properties svg:stroke-color="#808080" draw:fill-color="#dddddd" draw:textarea-horizontal-align="justify" draw:textarea-vertical-align="middle" draw:auto-grow-height="false" fo:min-height="2.29cm" fo:min-width="3.945cm"/>
      <style:paragraph-properties style:writing-mode="lr-tb"/>
    </style:style>
    <style:style style:name="gr5" style:family="graphic" style:parent-style-name="standard">
      <style:graphic-properties svg:stroke-color="#999999" draw:fill-color="#dddddd" draw:textarea-horizontal-align="justify" draw:textarea-vertical-align="middle" draw:auto-grow-height="false" fo:min-height="2.29cm" fo:min-width="3.945cm"/>
      <style:paragraph-properties style:writing-mode="lr-tb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0.862cm" fo:min-width="0.453cm"/>
    </style:style>
    <style:style style:name="gr7" style:family="graphic" style:parent-style-name="standard">
      <style:graphic-properties svg:stroke-color="#666666" draw:fill-color="#dddddd" draw:textarea-horizontal-align="justify" draw:textarea-vertical-align="middle" draw:auto-grow-height="false" fo:min-height="1.338cm" fo:min-width="3.628cm"/>
      <style:paragraph-properties style:writing-mode="lr-tb"/>
    </style:style>
    <style:style style:name="gr8" style:family="graphic" style:parent-style-name="standard">
      <style:graphic-properties svg:stroke-color="#355269" draw:fill-color="#dee6ef" draw:textarea-horizontal-align="justify" draw:textarea-vertical-align="middle" draw:auto-grow-height="false" fo:min-height="8.64cm" fo:min-width="16.01cm"/>
    </style:style>
    <style:style style:name="gr9" style:family="graphic" style:parent-style-name="standard">
      <style:graphic-properties svg:stroke-color="#808080" draw:fill-color="#cccccc" draw:textarea-horizontal-align="justify" draw:textarea-vertical-align="middle" draw:auto-grow-height="false" fo:min-height="0.259cm" fo:min-width="0.294cm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0.307cm" fo:min-width="0.93cm"/>
      <style:paragraph-properties style:writing-mode="lr-tb"/>
    </style:style>
    <style:style style:name="gr11" style:family="graphic" style:parent-style-name="standard">
      <style:graphic-properties svg:stroke-color="#383d3c" draw:fill-color="#b4c7dc" draw:textarea-horizontal-align="justify" draw:textarea-vertical-align="middle" draw:auto-grow-height="false" fo:min-height="1.337cm" fo:min-width="3.628cm"/>
      <style:paragraph-properties style:writing-mode="lr-tb"/>
    </style:style>
    <style:style style:name="gr12" style:family="graphic" style:parent-style-name="standard">
      <style:graphic-properties svg:stroke-color="#383d3c" draw:fill-color="#b4c7dc" draw:textarea-horizontal-align="justify" draw:textarea-vertical-align="middle" draw:auto-grow-height="false" fo:min-height="1.336cm" fo:min-width="3.62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9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141cm" fo:min-width="0cm"/>
    </style:style>
    <style:style style:name="gr15" style:family="graphic" style:parent-style-name="standard">
      <style:graphic-properties svg:stroke-color="#383d3c" draw:fill-color="#b4c7dc" draw:textarea-horizontal-align="justify" draw:textarea-vertical-align="middle" draw:auto-grow-height="false" fo:min-height="1.655cm" fo:min-width="1.087cm"/>
      <style:paragraph-properties style:writing-mode="lr-tb"/>
    </style:style>
    <style:style style:name="gr16" style:family="graphic" style:parent-style-name="standard">
      <style:graphic-properties svg:stroke-color="#383d3c" draw:fill-color="#b4c7dc" draw:textarea-horizontal-align="justify" draw:textarea-vertical-align="middle" draw:auto-grow-height="false" fo:min-height="1.655cm" fo:min-width="2.0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18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68cm" fo:min-width="0.334cm"/>
    </style:style>
    <style:style style:name="gr19" style:family="graphic" style:parent-style-name="standard">
      <style:graphic-properties draw:textarea-horizontal-align="justify" draw:textarea-vertical-align="middle" draw:auto-grow-height="false" fo:min-height="0.068cm" fo:min-width="0.056cm"/>
    </style:style>
    <style:style style:name="gr20" style:family="graphic" style:parent-style-name="standard">
      <style:graphic-properties svg:stroke-color="#383d3c" draw:fill-color="#b4c7dc" draw:textarea-horizontal-align="justify" draw:textarea-vertical-align="middle" draw:auto-grow-height="false" fo:min-height="1.655cm" fo:min-width="2.675cm"/>
      <style:paragraph-properties style:writing-mode="lr-tb"/>
    </style:style>
    <style:style style:name="gr21" style:family="graphic" style:parent-style-name="standard">
      <style:graphic-properties svg:stroke-color="#383d3c" draw:fill-color="#b4c7dc" draw:textarea-horizontal-align="justify" draw:textarea-vertical-align="middle" draw:auto-grow-height="false" fo:min-height="1.655cm" fo:min-width="1.722cm"/>
      <style:paragraph-properties style:writing-mode="lr-tb"/>
    </style:style>
    <style:style style:name="gr22" style:family="graphic" style:parent-style-name="standard">
      <style:graphic-properties svg:stroke-color="#383d3c" draw:fill-color="#b4c7dc" draw:textarea-horizontal-align="justify" draw:textarea-vertical-align="middle" draw:auto-grow-height="false" fo:min-height="1.655cm" fo:min-width="2.358cm"/>
      <style:paragraph-properties style:writing-mode="lr-tb"/>
    </style:style>
    <style:style style:name="gr23" style:family="graphic" style:parent-style-name="standard">
      <style:graphic-properties svg:stroke-color="#808080" draw:fill-color="#cccccc" draw:textarea-horizontal-align="justify" draw:textarea-vertical-align="middle" draw:auto-grow-height="false" fo:min-height="0.703cm" fo:min-width="2.557cm"/>
      <style:paragraph-properties style:writing-mode="lr-tb"/>
    </style:style>
    <style:style style:name="gr24" style:family="graphic" style:parent-style-name="standard">
      <style:graphic-properties svg:stroke-color="#383d3c" draw:fill-color="#b4c7dc" draw:textarea-horizontal-align="justify" draw:textarea-vertical-align="middle" draw:auto-grow-height="false" fo:min-height="1.019cm" fo:min-width="2.6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59cm" fo:min-width="0.136cm"/>
    </style:style>
    <style:style style:name="gr26" style:family="graphic" style:parent-style-name="standard">
      <style:graphic-properties draw:textarea-horizontal-align="justify" draw:textarea-vertical-align="middle" draw:auto-grow-height="false" fo:min-height="1.021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245cm" fo:min-width="8.551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307cm" fo:min-width="0.13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9" style:family="paragraph">
      <loext:graphic-properties draw:fill-color="#cccccc"/>
      <style:paragraph-properties fo:text-align="center"/>
      <style:text-properties fo:color="#000000" loext:opacity="100%" fo:font-size="14pt" style:font-size-asian="14pt" style:font-size-complex="14pt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style:paragraph-properties fo:text-align="center"/>
      <style:text-properties fo:color="#000000" loext:opacity="100%" fo:font-size="15pt" style:font-size-asian="15pt" style:font-size-complex="15pt"/>
    </style:style>
    <style:style style:name="P12" style:family="paragraph">
      <loext:graphic-properties draw:fill-color="#cccccc"/>
      <style:paragraph-properties fo:text-align="center"/>
      <style:text-properties fo:color="#000000" loext:opacity="100%" fo:font-size="15pt" style:font-size-asian="15pt" style:font-size-complex="15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2.496cm" svg:x="1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938cm" svg:height="1.038cm" svg:x="1.001cm" svg:y="1cm">
          <draw:text-box>
            <text:p text:style-name="P2"><text:span text:style-name="T1">Caster System Block Diagram</text:span></text:p>
          </draw:text-box>
        </draw:frame>
        <draw:custom-shape draw:style-name="gr3" draw:text-style-name="P1" draw:layer="layout" svg:width="6.315cm" svg:height="12.48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17cm" svg:height="1.038cm" svg:x="1.386cm" svg:y="2.27cm">
          <draw:text-box>
            <text:p text:style-name="P2"><text:span text:style-name="T1">Main Board</text:span></text:p>
          </draw:text-box>
        </draw:frame>
        <draw:frame draw:style-name="gr2" draw:text-style-name="P3" draw:layer="layout" svg:width="4.828cm" svg:height="1.038cm" svg:x="20.754cm" svg:y="2.27cm">
          <draw:text-box>
            <text:p text:style-name="P2"><text:span text:style-name="T1">Screen Board</text:span></text:p>
          </draw:text-box>
        </draw:frame>
        <draw:custom-shape draw:style-name="gr4" draw:text-style-name="P5" draw:layer="layout" svg:width="4.445cm" svg:height="2.54cm" svg:x="21.637cm" svg:y="5.445cm">
          <text:p text:style-name="P4">LVDS</text:p>
          <text:p text:style-name="P4">Deserializ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2.54cm" svg:x="21.637cm" svg:y="9.89cm">
          <text:p text:style-name="P4">Eink / DES</text:p>
          <text:p text:style-name="P4">Pane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05cm" svg:height="1.27cm" svg:x="22.907cm" svg:y="8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128cm" svg:height="1.588cm" svg:x="2.587cm" svg:y="12.747cm">
          <text:p text:style-name="P4">SoC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6.51cm" svg:height="8.89cm" svg:x="1.635cm" svg:y="3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88cm" svg:height="0.635cm" svg:x="9.255cm" svg:y="12.1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4.128cm" svg:height="1.588cm" svg:x="7.985cm" svg:y="12.747cm">
          <text:p text:style-name="P4">DDR3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925cm" svg:height="1.038cm" svg:x="1.952cm" svg:y="3.772cm">
          <draw:text-box>
            <text:p text:style-name="P2"><text:span text:style-name="T1">Caster (in FPGA)</text:span></text:p>
          </draw:text-box>
        </draw:frame>
        <draw:custom-shape draw:style-name="gr10" draw:text-style-name="P9" draw:layer="layout" svg:width="2.858cm" svg:height="0.635cm" svg:x="3.223cm" svg:y="12.112cm">
          <text:p text:style-name="P8"><text:span text:style-name="T2">PCIe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128cm" svg:height="1.587cm" svg:x="2.587cm" svg:y="10.525cm">
          <text:p text:style-name="P4">PCIe EP</text:p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127cm" svg:height="1.586cm" svg:x="7.985cm" svg:y="10.526cm">
          <text:p text:style-name="P4">Memory</text:p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52cm" svg:height="0.635cm" svg:x="4.175cm" svg:y="9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952cm" svg:height="0.635cm" svg:x="9.573cm" svg:y="9.8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0.953cm" svg:height="1.588cm" svg:x="2.904cm" svg:y="7.6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.587cm" svg:height="1.905cm" svg:x="5.763cm" svg:y="5.762cm">
          <text:p text:style-name="P4">Diff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1.905cm" svg:x="2.27cm" svg:y="5.444cm">
          <text:p text:style-name="P4"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953cm" svg:height="1.905cm" svg:x="2.27cm" svg:y="7.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4" draw:layer="layout" svg:width="0.953cm" svg:height="0.635cm" svg:x="4.81cm" svg:y="6.0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0.635cm" svg:height="0.635cm" svg:x="7.35cm" svg:y="6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3.175cm" svg:height="1.905cm" svg:x="7.985cm" svg:y="5.762cm">
          <text:p text:style-name="P4">Waveform</text:p>
          <text:p text:style-name="P4">Lookup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222cm" svg:height="1.905cm" svg:x="11.796cm" svg:y="5.762cm">
          <text:p text:style-name="P4">Timing</text:p>
          <text:p text:style-name="P4">Gen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35cm" svg:height="0.635cm" svg:x="5.128cm" svg:y="6.7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2.54cm" svg:height="1.905cm" svg:x="2.588cm" svg:y="5.762cm">
          <text:p text:style-name="P4">Pixel</text:p>
          <text:p text:style-name="P4">Fetcher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35cm" svg:height="0.635cm" svg:x="11.159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2.858cm" svg:height="1.905cm" svg:x="14.652cm" svg:y="5.762cm">
          <text:p text:style-name="P4">LVDS</text:p>
          <text:p text:style-name="P4">Serializer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35cm" svg:height="0.635cm" svg:x="14.017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2" draw:layer="layout" svg:width="3.493cm" svg:height="1.905cm" svg:x="17.827cm" svg:y="6.08cm">
          <text:p text:style-name="P11"><text:span text:style-name="T3">LV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0" draw:layer="layout" svg:width="3.175cm" svg:height="1.269cm" svg:x="7.985cm" svg:y="3.857cm">
          <text:p text:style-name="P4">RAM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27cm" svg:height="0.635cm" svg:x="8.937cm" svg:y="5.1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4" draw:layer="layout" svg:width="0.953cm" svg:height="1.587cm" svg:x="5.762cm" svg:y="8.93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4" draw:layer="layout" svg:width="6.446cm" svg:height="0.725cm" svg:x="20.554cm" svg:y="1cm">
          <draw:text-box>
            <text:p text:style-name="P13"><text:span text:style-name="T4">* Preliminary, subject to change</text:span></text:p>
          </draw:text-box>
        </draw:frame>
        <draw:custom-shape draw:style-name="gr27" draw:text-style-name="P15" draw:layer="layout" svg:width="9.843cm" svg:height="0.635cm" svg:x="3.857cm" svg:y="8.302cm">
          <text:p text:style-name="P15"><text:span text:style-name="T5">APB</text:span></text:p>
          <draw:enhanced-geometry svg:viewBox="0 0 21600 21600" draw:text-areas="?f5 ?f1 ?f6 ?f3" draw:mirror-horizontal="false" draw:mirror-vertical="false" draw:type="left-right-arrow" draw:modifiers="1115.6462585034 2377.3584905660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5" draw:layer="layout" svg:width="9.843cm" svg:height="0.635cm" svg:x="1.952cm" svg:y="9.254cm">
          <text:p text:style-name="P15"><text:span text:style-name="T5">AXI</text:span></text:p>
          <draw:enhanced-geometry svg:viewBox="0 0 21600 21600" draw:text-areas="?f5 ?f1 ?f6 ?f3" draw:type="left-right-arrow" draw:modifiers="1115.6462585034 2377.3584905660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4" draw:layer="layout" svg:width="0.953cm" svg:height="0.635cm" svg:x="4.175cm" svg:y="7.6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4" draw:layer="layout" svg:width="1.27cm" svg:height="0.635cm" svg:x="8.937cm" svg:y="7.6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4" draw:layer="layout" svg:width="0.953cm" svg:height="0.635cm" svg:x="4.175cm" svg:y="7.6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4" draw:layer="layout" svg:width="0.953cm" svg:height="0.635cm" svg:x="12.43cm" svg:y="7.6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7T21:02:41.920285417</meta:creation-date>
    <dc:date>2021-05-27T21:48:18.343332914</dc:date>
    <meta:editing-duration>PT25M11S</meta:editing-duration>
    <meta:editing-cycles>6</meta:editing-cycles>
    <meta:generator>LibreOffice/7.1.3.2$MacOSX_X86_64 LibreOffice_project/47f78053abe362b9384784d31a6e56f8511eb1c1</meta:generator>
    <meta:document-statistic meta:object-count="42"/>
  </office:meta>
</office:document-meta>
</file>